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cf3c" officeooo:paragraph-rsid="0004cf3c"/>
    </style:style>
    <style:style style:name="P2" style:family="paragraph" style:parent-style-name="Standard">
      <style:paragraph-properties fo:text-align="start" style:justify-single-word="false"/>
      <style:text-properties officeooo:rsid="0004cf3c" officeooo:paragraph-rsid="0004cf3c"/>
    </style:style>
    <style:style style:name="P3" style:family="paragraph" style:parent-style-name="Standard">
      <style:paragraph-properties fo:text-align="start" style:justify-single-word="false"/>
      <style:text-properties officeooo:rsid="0004cf3c" officeooo:paragraph-rsid="0006d6df"/>
    </style:style>
    <style:style style:name="P4" style:family="paragraph" style:parent-style-name="Standard">
      <style:paragraph-properties fo:text-align="start" style:justify-single-word="false">
        <style:tab-stops>
          <style:tab-stop style:position="1.0902in"/>
        </style:tab-stops>
      </style:paragraph-properties>
      <style:text-properties officeooo:rsid="0004cf3c" officeooo:paragraph-rsid="0006d6df"/>
    </style:style>
    <style:style style:name="P5" style:family="paragraph" style:parent-style-name="Standard">
      <style:paragraph-properties fo:text-align="start" style:justify-single-word="false">
        <style:tab-stops>
          <style:tab-stop style:position="1.0902in"/>
        </style:tab-stops>
      </style:paragraph-properties>
      <style:text-properties officeooo:rsid="0006d6df" officeooo:paragraph-rsid="0006d6df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4cf3c" officeooo:paragraph-rsid="0004cf3c"/>
    </style:style>
    <style:style style:name="P7" style:family="paragraph" style:parent-style-name="Standard">
      <style:paragraph-properties fo:text-align="start" style:justify-single-word="false"/>
      <style:text-properties officeooo:rsid="00075bc0" officeooo:paragraph-rsid="00075bc0"/>
    </style:style>
    <style:style style:name="P8" style:family="paragraph" style:parent-style-name="Standard">
      <style:paragraph-properties fo:line-height="150%" fo:text-align="start" style:justify-single-word="false" style:writing-mode="lr-tb"/>
      <style:text-properties style:font-name="Times New Roman" fo:font-size="12pt" style:text-underline-style="none" officeooo:rsid="00075bc0" officeooo:paragraph-rsid="00075bc0" style:font-size-asian="10.5pt" style:font-size-complex="12pt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style:font-name="Times New Roman" fo:font-size="12pt" style:text-underline-style="none" officeooo:rsid="00089146" officeooo:paragraph-rsid="00089146" style:font-size-asian="10.5pt" style:font-size-complex="12pt"/>
    </style:style>
    <style:style style:name="T1" style:family="text">
      <style:text-properties officeooo:rsid="0006d6df"/>
    </style:style>
    <style:style style:name="T2" style:family="text">
      <style:text-properties officeooo:rsid="00075b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yrostasis Resurrection Character list</text:p>
      <text:p text:style-name="P1"/>
      <text:p text:style-name="P2">The characters will be presented according to the chain of command with a focus on a certain outpost on planet M-E-2. <text:span text:style-name="T1">At no point the planet name was meant to stand for Middle Earth 2, though those who know me will suspect so. The original intent was it to represent an M class planet who shares many of Earth's atmosphere properties, like the ability to sustain life, but Atmospheric processors do need to filter the air to make it breathable for humans/ Generiens.</text:span></text:p>
      <text:p text:style-name="P2"/>
      <text:p text:style-name="P2">Briga<text:span text:style-name="T1">d</text:span>ier General Kyle Bennett Browning – The C.O. directly above:</text:p>
      <text:p text:style-name="P2"/>
      <text:p text:style-name="P2">Commodore Kane Mason – in charge of outpost 128 <text:span text:style-name="T1">of the confederacy of the cross of the fading star.</text:span></text:p>
      <text:p text:style-name="P2"/>
      <text:p text:style-name="P2">Commander Terron Jaxx – Squadron leader of F-512-XAs fighter jet/space craft <text:span text:style-name="T1">(can operate outside a planet's atmosphere also can operate at up to 45Gs of stratospheric gas pressure).</text:span></text:p>
      <text:p text:style-name="P2"/>
      <text:p text:style-name="P2">Lt. Nikita Raskolnikov – Mecha platoon head huntress.</text:p>
      <text:p text:style-name="P2"/>
      <text:p text:style-name="P2">Dr. Moore Oswald – Commando units head physician.</text:p>
      <text:p text:style-name="P2"/>
      <text:p text:style-name="P2">Bio-mass and sanitation department lab techs – Ishikawa Kawajiri, Hideo Sakaguchi.</text:p>
      <text:p text:style-name="P2"/>
      <text:p text:style-name="P2">Alpha Team – Sgt. Drake Hicks – Leader.</text:p>
      <text:p text:style-name="P2"><text:tab/><text:tab/>Cpl. Ricardo Gomez – Marksman.</text:p>
      <text:p text:style-name="P2"><text:tab/><text:tab/>Cpl. Kacey Collins – Special arms.</text:p>
      <text:p text:style-name="P2"/>
      <text:p text:style-name="P2">Bravo Team – Sgt. Mustapha Abdul – Leader.</text:p>
      <text:p text:style-name="P2"><text:tab/><text:tab/>Cpl. Ophelia Summer – Markswoman.</text:p>
      <text:p text:style-name="P2"><text:tab/><text:tab/>Cpl. Jacques Phillipes – Special arms.</text:p>
      <text:p text:style-name="P2"/>
      <text:p text:style-name="P2">Charlie Team – <text:span text:style-name="T1">Sgt. Vladimir Krayler – Leader, also twin of</text:span></text:p>
      <text:p text:style-name="P3"><text:tab/><text:tab/> <text:s/><text:span text:style-name="T1">Cpl. Nicole Krayler – Special arms.</text:span></text:p>
      <text:p text:style-name="P4"><text:span text:style-name="T1"><text:tab/>Cpl. Aran Frinz – Marksman.</text:span></text:p>
      <text:p text:style-name="P4"/>
      <text:p text:style-name="P4"><text:span text:style-name="T1">Delta Team - <text:tab/>Sgt. Hironubo Ueamatsu – Leader.</text:span></text:p>
      <text:p text:style-name="P4"><text:span text:style-name="T1"><text:tab/>Cpl. Gong Li Zhang – Special arms.</text:span></text:p>
      <text:p text:style-name="P4"><text:span text:style-name="T1"><text:tab/>Cpl. William Hworang – Marksman.</text:span></text:p>
      <text:p text:style-name="P4"/>
      <text:p text:style-name="P4"><text:span text:style-name="T1">Echo Team - <text:tab/>Sgt. Mack Smith – Leader.</text:span></text:p>
      <text:p text:style-name="P4"><text:span text:style-name="T1"><text:tab/>Cpl. Vanessa Roberts – Special arms.</text:span></text:p>
      <text:p text:style-name="P4"><text:span text:style-name="T1"><text:tab/>Cpl. <text:s/>Seal Marshall – Marksman.</text:span></text:p>
      <text:p text:style-name="P4"/>
      <text:p text:style-name="P5">Foxtrot Team - <text:s/>Sgt. Frank Kristie – Leader.</text:p>
      <text:p text:style-name="P5"><text:tab/>Cpl. Penelope Vega – Special arms.</text:p>
      <text:p text:style-name="P5"><text:tab/>Cpl. Kenneth Patrick – Marksman.</text:p>
      <text:p text:style-name="P5"/>
      <text:p text:style-name="P5">Golf Team - <text:tab/>Sgt. Ibrahim Shem-Tov – Leader.</text:p>
      <text:p text:style-name="P5"><text:tab/>Cpl. Jacob Suliman – Marksman.</text:p>
      <text:p text:style-name="P5"><text:tab/>Cpl. Gabriel Nox – Special arms.</text:p>
      <text:p text:style-name="P5"/>
      <text:p text:style-name="P5"><text:soft-page-break/>Miss Gwendolyn Roberts – Cpl. Vanessa Roberts aunt, also a bio-carriers architect and field analyst.</text:p>
      <text:p text:style-name="P4"/>
      <text:p text:style-name="P2">Psyion priest of the Cy-Fa library – Mr. Dante Romano. Also in charge of delivering Ophelia's co<text:span text:style-name="T2">c</text:span>ktail shots every 12 hours.</text:p>
      <text:p text:style-name="P2"/>
      <text:p text:style-name="P7">Kennel 256 outpost members we came across would include the following mecha-pilots:</text:p>
      <text:p text:style-name="P7"/>
      <text:p text:style-name="P7">Sgt. Rudolf Pezaveng.</text:p>
      <text:p text:style-name="P7">Cpl. Brumhilda Death-Ray Valden.</text:p>
      <text:p text:style-name="P8">Cpl. Dimitry Vasquez.</text:p>
      <text:p text:style-name="P8">Cpl. Hironubo Kawajiri.</text:p>
      <text:p text:style-name="P8"/>
      <text:p text:style-name="P9">This is probably still a partial list of characters which I'll try to update from time to time. In case of major updates I'll redistribute the file on a need to know basis. Basically everyone who is already listed on the list-ser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oZooL </meta:initial-creator>
    <meta:creation-date>2013-11-27T23:01:03.578520328</meta:creation-date>
    <dc:date>2013-11-27T23:43:00.572547539</dc:date>
    <dc:creator>OoZooL </dc:creator>
    <meta:editing-duration>PT23M25S</meta:editing-duration>
    <meta:editing-cycles>4</meta:editing-cycles>
    <meta:generator>LibreOffice/4.1.3.2$Linux_X86_64 LibreOffice_project/410$Build-2</meta:generator>
    <meta:document-statistic meta:table-count="0" meta:image-count="0" meta:object-count="0" meta:page-count="2" meta:paragraph-count="37" meta:word-count="379" meta:character-count="2461" meta:non-whitespace-character-count="2061"/>
  </office:meta>
</office:document-meta>
</file>